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18d" officeooo:paragraph-rsid="0015818d"/>
    </style:style>
    <style:style style:name="P2" style:family="paragraph" style:parent-style-name="Standard">
      <style:text-properties officeooo:rsid="0015818d" officeooo:paragraph-rsid="0016ab28"/>
    </style:style>
    <style:style style:name="P3" style:family="paragraph" style:parent-style-name="Standard" style:list-style-name="L1">
      <style:text-properties officeooo:rsid="0015818d" officeooo:paragraph-rsid="0015818d"/>
    </style:style>
    <style:style style:name="P4" style:family="paragraph" style:parent-style-name="Standard">
      <style:text-properties officeooo:rsid="0015818d" officeooo:paragraph-rsid="0015818d"/>
    </style:style>
    <style:style style:name="P5" style:family="paragraph" style:parent-style-name="Standard" style:list-style-name="L1">
      <style:text-properties officeooo:rsid="0016ab28" officeooo:paragraph-rsid="0016ab28"/>
    </style:style>
    <style:style style:name="P6" style:family="paragraph" style:parent-style-name="Standard">
      <style:text-properties officeooo:rsid="0016ab28" officeooo:paragraph-rsid="0015818d"/>
    </style:style>
    <style:style style:name="P7" style:family="paragraph" style:parent-style-name="Standard" style:list-style-name="L1">
      <style:text-properties officeooo:rsid="0015ce5d" officeooo:paragraph-rsid="0015ce5d"/>
    </style:style>
    <style:style style:name="P8" style:family="paragraph" style:parent-style-name="Standard" style:list-style-name="L1">
      <style:text-properties officeooo:rsid="001ac4af" officeooo:paragraph-rsid="001ac4af"/>
    </style:style>
    <style:style style:name="T1" style:family="text">
      <style:text-properties officeooo:rsid="0016ab28"/>
    </style:style>
    <style:style style:name="T2" style:family="text">
      <style:text-properties officeooo:rsid="00195622"/>
    </style:style>
    <style:style style:name="T3" style:family="text">
      <style:text-properties officeooo:rsid="001ac4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cent Davis</text:p>
      <text:p text:style-name="P1">CS202 Assignment #5</text:p>
      <text:p text:style-name="P1"/>
      <text:p text:style-name="P1"/>
      <text:p text:style-name="P1"/>
      <text:p text:style-name="P1"/>
      <text:list xml:id="list7265538519842804569" text:style-name="L1">
        <text:list-item>
          <text:p text:style-name="P3">Scanner grab = new Scanner(System.<text:span text:style-name="T2">in</text:span>);</text:p>
          <text:p text:style-name="P8">int max = 0;</text:p>
          <text:p text:style-name="P3">System.out.print(“Enter number: “);</text:p>
          <text:p text:style-name="P3"><text:span text:style-name="T3">int </text:span>num1 = grab.next<text:span text:style-name="T3">Int</text:span>();</text:p>
        </text:list-item>
      </text:list>
      <text:p text:style-name="P1"><text:tab/>System.out.print(“Enter another number: “);</text:p>
      <text:p text:style-name="P1"><text:tab/><text:span text:style-name="T3">int </text:span>num2 = grab.next<text:span text:style-name="T3">Int</text:span>();</text:p>
      <text:p text:style-name="P1"><text:tab/>System.out.print(“Enter final number: “);</text:p>
      <text:p text:style-name="P1"><text:tab/><text:span text:style-name="T3">int </text:span>num3 = grab.next<text:span text:style-name="T3">Int</text:span>();</text:p>
      <text:p text:style-name="P1"><text:tab/><text:span text:style-name="T3">if (num1 &gt; max){</text:span></text:p>
      <text:p text:style-name="P1"><text:span text:style-name="T3"><text:tab/><text:tab/>max = num1;</text:span></text:p>
      <text:p text:style-name="P1"><text:span text:style-name="T3"><text:tab/>}</text:span></text:p>
      <text:p text:style-name="P1"><text:span text:style-name="T3"><text:tab/>if (num2 &gt; max){</text:span></text:p>
      <text:p text:style-name="P1"><text:span text:style-name="T3"><text:tab/><text:tab/>max = num2;</text:span></text:p>
      <text:p text:style-name="P1"><text:span text:style-name="T3"><text:tab/>}</text:span></text:p>
      <text:p text:style-name="P1"><text:span text:style-name="T3"><text:tab/>if (num3 &gt; max){</text:span></text:p>
      <text:p text:style-name="P1"><text:span text:style-name="T3"><text:tab/><text:tab/>max = num3;</text:span></text:p>
      <text:p text:style-name="P1"><text:span text:style-name="T3"><text:tab/>}</text:span></text:p>
      <text:p text:style-name="P1"><text:span text:style-name="T3"/></text:p>
      <text:p text:style-name="P1"><text:span text:style-name="T3"><text:tab/>System.out.println(“Highest number is: “ + max);</text:span></text:p>
      <text:p text:style-name="P1"><text:tab/></text:p>
      <text:p text:style-name="P1"/>
      <text:list xml:id="list84724290804962" text:continue-numbering="true" text:style-name="L1">
        <text:list-item>
          <text:p text:style-name="P3"/>
          <text:p text:style-name="P3">apple</text:p>
          <text:p text:style-name="P3">orange</text:p>
          <text:p text:style-name="P3">pear</text:p>
        </text:list-item>
      </text:list>
      <text:p text:style-name="P1"/>
      <text:list xml:id="list84722928068949" text:continue-numbering="true" text:style-name="L1">
        <text:list-item>
          <text:p text:style-name="P3"><text:s/></text:p>
          <text:p text:style-name="P3">lime</text:p>
          <text:p text:style-name="P3">grape</text:p>
        </text:list-item>
        <text:list-item>
          <text:p text:style-name="P3"/>
          <text:p text:style-name="P3">false</text:p>
          <text:p text:style-name="P3">false</text:p>
          <text:p text:style-name="P3">true</text:p>
          <text:p text:style-name="P3">true</text:p>
        </text:list-item>
        <text:list-item>
          <text:p text:style-name="P3"><text:s/></text:p>
          <text:p text:style-name="P3">false</text:p>
          <text:p text:style-name="P3">true</text:p>
          <text:p text:style-name="P3">false</text:p>
          <text:p text:style-name="P3">true</text:p>
        </text:list-item>
        <text:list-item>
          <text:p text:style-name="P3"><text:s/></text:p>
          <text:p text:style-name="P3">false</text:p>
          <text:p text:style-name="P3">true</text:p>
          <text:p text:style-name="P3">true</text:p>
          <text:p text:style-name="P3">false</text:p>
        </text:list-item>
        <text:list-item>
          <text:p text:style-name="P3"/>
          <text:p text:style-name="P3"><text:span text:style-name="T1">char</text:span> gradeValue = <text:span text:style-name="T1">'A'</text:span>;</text:p>
          <text:p text:style-name="P3"><text:soft-page-break/>switch (gradeValue)</text:p>
          <text:p text:style-name="P3">{</text:p>
          <text:p text:style-name="P3">case <text:span text:style-name="T1">'A'</text:span>:</text:p>
          <text:p text:style-name="P5">case 'a':</text:p>
          <text:list>
            <text:list-header>
              <text:p text:style-name="P3">System.out.print<text:span text:style-name="T1">ln</text:span> (“You have a <text:span text:style-name="T1">4.0</text:span>” );</text:p>
              <text:p text:style-name="P3">break;</text:p>
            </text:list-header>
          </text:list>
        </text:list-item>
      </text:list>
      <text:p text:style-name="P1"><text:tab/>case <text:span text:style-name="T1">B</text:span>:</text:p>
      <text:p text:style-name="P1"><text:tab/><text:span text:style-name="T1">case 'b':</text:span></text:p>
      <text:p text:style-name="P1"><text:tab/><text:tab/>System.out.print<text:span text:style-name="T1">ln</text:span>(“You have a <text:span text:style-name="T1">3.0</text:span>” );</text:p>
      <text:p text:style-name="P1"><text:tab/><text:tab/>b<text:span text:style-name="T1">r</text:span>eak;</text:p>
      <text:p text:style-name="P2"><text:tab/>case <text:span text:style-name="T1">'C'</text:span></text:p>
      <text:p text:style-name="P2"><text:span text:style-name="T1"><text:tab/>case 'c':</text:span>:</text:p>
      <text:p text:style-name="P1"><text:tab/><text:tab/><text:span text:style-name="T1">System.out.println(“You have a 2.0”);</text:span></text:p>
      <text:p text:style-name="P6"><text:tab/><text:tab/>break;</text:p>
      <text:p text:style-name="P6"><text:tab/>case 'D':</text:p>
      <text:p text:style-name="P6"><text:tab/>case 'd':</text:p>
      <text:p text:style-name="P6"><text:tab/><text:tab/>System.out.println(You have a 1.0”);</text:p>
      <text:p text:style-name="P6"><text:tab/><text:tab/>break; </text:p>
      <text:p text:style-name="P6"><text:tab/>case 'F':</text:p>
      <text:p text:style-name="P6"><text:tab/>case 'f':</text:p>
      <text:p text:style-name="P6"><text:tab/><text:tab/>System.out.println(“You have a 0.0”);</text:p>
      <text:p text:style-name="P6"><text:tab/><text:tab/>break;</text:p>
      <text:p text:style-name="P6"><text:tab/>if (gradeValue != 'A' || 'B' || 'C' || 'D' || 'a' || 'b' || 'c' || 'd')</text:p>
      <text:p text:style-name="P6"><text:tab/>{</text:p>
      <text:p text:style-name="P6"><text:tab/><text:tab/>System.out.println(“You have a 0.0”);</text:p>
      <text:p text:style-name="P6"><text:tab/>}<text:tab/></text:p>
      <text:p text:style-name="P6"/>
      <text:list xml:id="list84724148058660" text:continue-numbering="true" text:style-name="L1">
        <text:list-item>
          <text:p text:style-name="P7">Some kind of B.</text:p>
          <text:p text:style-name="P7"/>
        </text:list-item>
        <text:list-item>
          <text:p text:style-name="P7">Pie</text:p>
        </text:list-item>
        <text:list-item>
          <text:p text:style-name="P7"><text:s/></text:p>
          <text:p text:style-name="P7">a. Cookies</text:p>
          <text:p text:style-name="P7">b. Diet time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7:16:32.992036920</meta:creation-date>
    <dc:date>2015-02-23T08:47:22.267092926</dc:date>
    <meta:editing-duration>PT34M40S</meta:editing-duration>
    <meta:editing-cycles>4</meta:editing-cycles>
    <meta:generator>LibreOffice/4.1.0.4$Linux_X86_64 LibreOffice_project/410m0$Build-4</meta:generator>
    <meta:document-statistic meta:table-count="0" meta:image-count="0" meta:object-count="0" meta:page-count="2" meta:paragraph-count="76" meta:word-count="183" meta:character-count="1060" meta:non-whitespace-character-count="902"/>
  </office:meta>
</office:document-meta>
</file>